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3178C016F7EFFF365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.951cm" svg:height="24.523cm" draw:z-index="0"><draw:image xlink:href="Pictures/1000020100000243000003178C016F7EFFF365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09:48.760000000</meta:creation-date>
    <dc:date>2020-01-08T16:10:54.733000000</dc:date>
    <meta:editing-duration>PT1M8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Windows_X86_64 LibreOffice_project/65905a128db06ba48db947242809d14d3f9a93fe</meta:generator>
  </office:meta>
</office:document-meta>
</file>